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00d" officeooo:paragraph-rsid="001a700d"/>
    </style:style>
    <style:style style:name="P2" style:family="paragraph" style:parent-style-name="Standard">
      <style:text-properties officeooo:rsid="001c42bb" officeooo:paragraph-rsid="001c42bb"/>
    </style:style>
    <style:style style:name="P3" style:family="paragraph" style:parent-style-name="Standard">
      <style:text-properties officeooo:rsid="001e5a74" officeooo:paragraph-rsid="001e5a74"/>
    </style:style>
    <style:style style:name="P4" style:family="paragraph" style:parent-style-name="Standard">
      <style:text-properties officeooo:rsid="001fa56e" officeooo:paragraph-rsid="001fa56e"/>
    </style:style>
    <style:style style:name="P5" style:family="paragraph" style:parent-style-name="Standard">
      <style:text-properties officeooo:rsid="002083fc" officeooo:paragraph-rsid="002083fc"/>
    </style:style>
    <style:style style:name="P6" style:family="paragraph" style:parent-style-name="Standard">
      <style:text-properties officeooo:rsid="00213bee" officeooo:paragraph-rsid="00213bee"/>
    </style:style>
    <style:style style:name="P7" style:family="paragraph" style:parent-style-name="Standard">
      <style:text-properties officeooo:rsid="00232a4d" officeooo:paragraph-rsid="00232a4d"/>
    </style:style>
    <style:style style:name="T1" style:family="text">
      <style:text-properties officeooo:rsid="001e5a74"/>
    </style:style>
    <style:style style:name="T2" style:family="text">
      <style:text-properties officeooo:rsid="002461ee"/>
    </style:style>
    <style:style style:name="T3" style:family="text">
      <style:text-properties officeooo:rsid="002748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Computerspiel mit Mariella:</text:p>
      <text:p text:style-name="P1"/>
      <text:p text:style-name="P2">Charakter mit WASD frei beweglich. Hintergrund scrollt mit. Rand <text:span text:style-name="T1">(Monster, wird schneller/schwerer mit der Zeit) </text:span>kommt von hinten beständig näher, aber langsamer als der rennende Held. Verschiedene Bilder für Laufanimation. Thema Elektrotechnik, Rätsel tauchen auf, bei denen man Schaltungen verbinden muss. <text:span text:style-name="T1">Hintergrund besteht aus 1-3 Bildern, die endlos aneinander gereiht werden können. Elektriker, der Häuser repariert und möglichst schnell von Haus zu Haus kommen muss.</text:span></text:p>
      <text:p text:style-name="P2"/>
      <text:p text:style-name="P3">To-Do-Liste:</text:p>
      <text:p text:style-name="P3"/>
      <text:p text:style-name="P3">Figur, die mit WASD gesteuert werden kann. (unterer Bildschirmrand als Boden)</text:p>
      <text:p text:style-name="P3">Bildschirm scrollt, wenn Figur dem Rand zu nahe kommt (Hintergrund ausdenken)</text:p>
      <text:p text:style-name="P3">Held springt</text:p>
      <text:p text:style-name="P3">Objekte, auf denen der Held landen kann</text:p>
      <text:p text:style-name="P4">Rand, der nähere kommt (eventuelle Monsteranimation)</text:p>
      <text:p text:style-name="P4">Score und Highscore <text:span text:style-name="T3">(≙ Geld)</text:span></text:p>
      <text:p text:style-name="P4">Rätsel, Energiequelle mit Tür, etc. verbinden</text:p>
      <text:p text:style-name="P4">Kurzschluss aufheben, Widerstand einbauen, Lampe anschließen, etc.</text:p>
      <text:p text:style-name="P6">Bauteile kosten Geld → kein Geld = Game over</text:p>
      <text:p text:style-name="P7">gelöste Rätsel bringen Gel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Häuser können optional begangen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8:57:55.780000000</meta:creation-date>
    <dc:date>2019-10-30T19:23:01.327000000</dc:date>
    <meta:editing-duration>PT25M3S</meta:editing-duration>
    <meta:editing-cycles>10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4" meta:word-count="142" meta:character-count="1019" meta:non-whitespace-character-count="891"/>
  </office:meta>
</office:document-meta>
</file>